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gr11" style:family="graphic" style:parent-style-name="standard">
      <style:graphic-properties draw:textarea-horizontal-align="justify" draw:textarea-vertical-align="middle" draw:auto-grow-height="false" fo:min-height="10.55cm" fo:min-width="1.3cm"/>
    </style:style>
    <style:style style:name="gr12" style:family="graphic" style:parent-style-name="standard">
      <style:graphic-properties draw:fill-color="#ff420e" draw:textarea-horizontal-align="justify" draw:textarea-vertical-align="middle" draw:auto-grow-height="false" fo:min-height="10.55cm" fo:min-width="9.3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.9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2.202cm"/>
    </style:style>
    <style:style style:name="gr18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3.2cm" fo:min-width="6.9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6.95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9.652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2323d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77216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ff66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712cm"/>
    </style:style>
    <style:style style:name="gr31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518cm" fo:min-width="12.898cm"/>
    </style:style>
    <style:style style:name="gr33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fo:min-height="1.267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30pt" style:font-size-asian="30pt" style:font-size-complex="3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style:font-name="Noto Sans1" fo:font-size="18pt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-color="#31400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text-position="sub 58%" fo:font-size="30pt" style:font-size-asian="30pt" style:font-size-complex="30pt"/>
    </style:style>
    <style:style style:name="T5" style:family="text">
      <style:text-properties style:text-position="0% 100%" fo:font-size="30pt" style:font-size-asian="30pt" style:font-size-complex="30pt"/>
    </style:style>
    <style:style style:name="T6" style:family="text">
      <style:text-properties style:font-name="Noto Sans1" fo:font-size="18pt" style:font-size-asian="18pt" style:font-size-complex="18pt"/>
    </style:style>
    <style:style style:name="T7" style:family="text">
      <style:text-properties style:font-name="Noto Sans1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Liberation Sans3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989cm" svg:height="1.901cm" svg:x="9.072cm" svg:y="12.371cm">
          <text:p text:style-name="P1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5" xml:id="id2" draw:id="id2" draw:layer="layout" svg:width="1.518cm" svg:height="1.519cm" svg:x="4.3cm" svg:y="7.31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</draw:page>
      <draw:page draw:name="page2" draw:style-name="dp1" draw:master-page-name="預設">
        <draw:custom-shape draw:style-name="gr11" draw:text-style-name="P1" draw:layer="layout" svg:width="1.8cm" svg:height="10.8cm" svg:x="6.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cm" svg:height="10.8cm" svg:x="18.4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9.8cm" svg:height="10.8cm" svg:x="8.6cm" svg:y="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3.9cm" svg:y1="6.6cm" svg:x2="6.8cm" svg:y2="6.6cm">
          <text:p/>
        </draw:line>
        <draw:line draw:style-name="gr13" draw:text-style-name="P10" draw:layer="layout" svg:x1="20.2cm" svg:y1="6.5cm" svg:x2="23.1cm" svg:y2="6.5cm">
          <text:p/>
        </draw:line>
        <draw:frame draw:style-name="gr14" draw:text-style-name="P11" draw:layer="layout" svg:width="2.208cm" svg:height="1.436cm" svg:x="6.574cm" svg:y="6cm">
          <draw:text-box>
            <text:p><text:span text:style-name="T3">S,P</text:span></text:p>
          </draw:text-box>
        </draw:frame>
        <draw:frame draw:style-name="gr15" draw:text-style-name="P11" draw:layer="layout" svg:width="1.433cm" svg:height="1.785cm" svg:x="6.974cm" svg:y="7.5cm">
          <draw:text-box>
            <text:p><text:span text:style-name="T3">n</text:span><text:span text:style-name="T4">o</text:span></text:p>
          </draw:text-box>
        </draw:frame>
        <draw:frame draw:style-name="gr16" draw:text-style-name="P11" draw:layer="layout" svg:width="2.263cm" svg:height="1.436cm" svg:x="12.2cm" svg:y="5.738cm">
          <draw:text-box>
            <text:p><text:span text:style-name="T3">e, o</text:span></text:p>
          </draw:text-box>
        </draw:frame>
        <draw:frame draw:style-name="gr17" draw:text-style-name="P11" draw:layer="layout" svg:width="2.702cm" svg:height="1.785cm" svg:x="12.2cm" svg:y="7.43cm">
          <draw:text-box>
            <text:p><text:span text:style-name="T5">n</text:span><text:span text:style-name="T4">e,</text:span><text:span text:style-name="T5">n</text:span><text:span text:style-name="T4">o </text:span></text:p>
          </draw:text-box>
        </draw:frame>
        <draw:frame draw:style-name="gr14" draw:text-style-name="P11" draw:layer="layout" svg:width="2.208cm" svg:height="1.436cm" svg:x="18.174cm" svg:y="6.001cm">
          <draw:text-box>
            <text:p><text:span text:style-name="T3">S,P</text:span></text:p>
          </draw:text-box>
        </draw:frame>
        <draw:frame draw:style-name="gr15" draw:text-style-name="P11" draw:layer="layout" svg:width="1.433cm" svg:height="1.785cm" svg:x="18.574cm" svg:y="7.501cm">
          <draw:text-box>
            <text:p><text:span text:style-name="T3">n</text:span><text:span text:style-name="T4">o</text:span></text:p>
          </draw:text-box>
        </draw:frame>
      </draw:page>
      <draw:page draw:name="page3" draw:style-name="dp1" draw:master-page-name="預設">
        <draw:custom-shape draw:style-name="gr18" draw:text-style-name="P13" xml:id="id4" draw:id="id4" draw:layer="layout" svg:width="7.5cm" svg:height="3.5cm" svg:x="15.2cm" svg:y="0.7cm">
          <text:p text:style-name="P12"><text:span text:style-name="T6">namespace: LCDOptics</text:span></text:p>
          <text:list text:style-name="L1">
            <text:list-item>
              <text:p text:style-name="P12"><text:span text:style-name="T7">extended Jones for one layer</text:span></text:p>
              <text:p text:style-name="P12"><text:span text:style-name="T7">of isotropic material</text:span></text:p>
            </text:list-item>
            <text:list-item>
              <text:p text:style-name="P12"><text:span text:style-name="T7">extended Jones for one layer</text:span></text:p>
              <text:p text:style-name="P12"><text:span text:style-name="T7">of uniaxial mater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7.5cm" svg:height="3.5cm" svg:x="4.4cm" svg:y="0.7cm">
          <text:p text:style-name="P12"><text:span text:style-name="T6">namespace: LCD</text:span></text:p>
          <text:list text:style-name="L1">
            <text:list-item>
              <text:p text:style-name="P12"><text:span text:style-name="T7">basic container definitions</text:span></text:p>
            </text:list-item>
            <text:list-item>
              <text:p text:style-name="P12"><text:span text:style-name="T7">constants</text:span></text:p>
            </text:list-item>
            <text:list-item>
              <text:p text:style-name="P12"><text:span text:style-name="T7">other shared compon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xml:id="id5" draw:id="id5" draw:layer="layout" svg:width="7.5cm" svg:height="4.3cm" svg:x="4.4cm" svg:y="6cm">
          <text:p text:style-name="P12"><text:span text:style-name="T6">namespace: LCD1D</text:span></text:p>
          <text:list text:style-name="L1">
            <text:list-item>
              <text:p text:style-name="P12"><text:span text:style-name="T7">FDM solvers for 1D</text:span></text:p>
            </text:list-item>
            <text:list-item>
              <text:p text:style-name="P12"><text:span text:style-name="T7">extended Jones matrix main </text:span></text:p>
              <text:p text:style-name="P12"><text:span text:style-name="T7">program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8.95cm" svg:y1="4.2cm" svg:x2="8.15cm" svg:y2="6cm" draw:start-shape="id4" draw:start-glue-point="2" draw:end-shape="id5" draw:end-glue-point="0" svg:d="M18950 4200v900h-10800v900" svg:viewBox="0 0 10801 1801">
          <text:p/>
        </draw:connector>
        <draw:connector draw:style-name="gr20" draw:text-style-name="P10" draw:layer="layout" svg:x1="8.15cm" svg:y1="4.2cm" svg:x2="8.15cm" svg:y2="6cm" draw:start-shape="id6" draw:end-shape="id5" draw:end-glue-point="0" svg:d="M8150 4200v1800" svg:viewBox="0 0 1 1801">
          <text:p/>
        </draw:connector>
        <draw:connector draw:style-name="gr21" draw:text-style-name="P10" draw:layer="layout" svg:x1="11.9cm" svg:y1="2.45cm" svg:x2="15.2cm" svg:y2="2.45cm" draw:start-shape="id6" draw:start-glue-point="1" draw:end-shape="id4" svg:d="M11900 2450h3300" svg:viewBox="0 0 3301 1">
          <text:p/>
        </draw:connector>
        <draw:custom-shape draw:style-name="gr19" draw:text-style-name="P13" xml:id="id7" draw:id="id7" draw:layer="layout" svg:width="7.5cm" svg:height="4.3cm" svg:x="15.1cm" svg:y="6cm">
          <text:p text:style-name="P12"><text:span text:style-name="T6">namespace: LCD1D</text:span></text:p>
          <text:list text:style-name="L1">
            <text:list-item>
              <text:p text:style-name="P12"><text:span text:style-name="T7">LCD1DStaticMain</text:span></text:p>
            </text:list-item>
            <text:list-item>
              <text:p text:style-name="P12"><text:span text:style-name="T7">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1.9cm" svg:y1="8.15cm" svg:x2="15.1cm" svg:y2="8.15cm" draw:start-shape="id5" draw:start-glue-point="1" draw:end-shape="id7" draw:end-glue-point="3" svg:d="M11900 8150h3200" svg:viewBox="0 0 3201 1">
          <text:p/>
        </draw:connector>
        <draw:custom-shape draw:style-name="gr22" draw:text-style-name="P13" xml:id="id8" draw:id="id8" draw:layer="layout" svg:width="10.202cm" svg:height="4.3cm" svg:x="7.9cm" svg:y="11.082cm">
          <text:p text:style-name="P12"><text:span text:style-name="T6">Using Cython for python classes </text:span></text:p>
          <text:list text:style-name="L1">
            <text:list-item>
              <text:p text:style-name="P12"><text:span text:style-name="T7">pyLCD1DStaticMain</text:span></text:p>
            </text:list-item>
            <text:list-item>
              <text:p text:style-name="P12"><text:span text:style-name="T7">py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svg:x1="18.85cm" svg:y1="10.3cm" svg:x2="18.102cm" svg:y2="13.232cm" draw:start-shape="id7" draw:start-glue-point="2" draw:end-shape="id8" svg:d="M18850 10300v2932h-748" svg:viewBox="0 0 749 2933">
          <text:p/>
        </draw:connector>
      </draw:page>
      <draw:page draw:name="page4" draw:style-name="dp1" draw:master-page-name="預設">
        <draw:line draw:style-name="gr23" draw:text-style-name="P10" draw:layer="layout" svg:x1="2cm" svg:y1="7.8cm" svg:x2="24.4cm" svg:y2="7.8cm">
          <text:p/>
        </draw:line>
        <draw:line draw:style-name="gr23" draw:text-style-name="P10" draw:layer="layout" svg:x1="12.2cm" svg:y1="15.2cm" svg:x2="12.2cm" svg:y2="0.2cm">
          <text:p/>
        </draw:line>
        <draw:line draw:style-name="gr24" draw:text-style-name="P10" draw:layer="layout" svg:x1="8.3cm" svg:y1="2.7cm" svg:x2="12.3cm" svg:y2="7.9cm">
          <text:p/>
        </draw:line>
        <draw:line draw:style-name="gr25" draw:text-style-name="P10" draw:layer="layout" svg:x1="12.3cm" svg:y1="7.9cm" svg:x2="15.7cm" svg:y2="14cm">
          <text:p/>
        </draw:line>
        <draw:line draw:style-name="gr26" draw:text-style-name="P10" draw:layer="layout" svg:x1="12.3cm" svg:y1="7.9cm" svg:x2="17.7cm" svg:y2="13cm">
          <text:p/>
        </draw:line>
        <draw:frame draw:style-name="gr27" draw:text-style-name="P15" draw:layer="layout" svg:width="4.5cm" svg:height="1cm" svg:x="14.5cm" svg:y="14.2cm">
          <draw:text-box>
            <text:p text:style-name="P14"><text:span text:style-name="T8">Ordinary</text:span></text:p>
          </draw:text-box>
        </draw:frame>
        <draw:line draw:style-name="gr28" draw:text-style-name="P10" draw:layer="layout" svg:x1="12.188cm" svg:y1="7.788cm" svg:x2="17cm" svg:y2="2.9cm">
          <text:p/>
        </draw:line>
        <draw:frame draw:style-name="gr27" draw:text-style-name="P15" draw:layer="layout" svg:width="4.5cm" svg:height="1cm" svg:x="16.9cm" svg:y="12.9cm">
          <draw:text-box>
            <text:p text:style-name="P14"><text:span text:style-name="T8">Extraordinary</text:span></text:p>
          </draw:text-box>
        </draw:frame>
        <draw:frame draw:style-name="gr27" draw:text-style-name="P15" draw:layer="layout" svg:width="4.5cm" svg:height="1cm" svg:x="6.3cm" svg:y="1.5cm">
          <draw:text-box>
            <text:p text:style-name="P14"><text:span text:style-name="T8">Incident</text:span></text:p>
          </draw:text-box>
        </draw:frame>
        <draw:frame draw:style-name="gr27" draw:text-style-name="P15" draw:layer="layout" svg:width="3.4cm" svg:height="1cm" svg:x="16.1cm" svg:y="1.5cm">
          <draw:text-box>
            <text:p text:style-name="P14"><text:span text:style-name="T8">Reflected</text:span></text:p>
          </draw:text-box>
        </draw:frame>
        <draw:custom-shape draw:style-name="gr29" draw:text-style-name="P16" draw:layer="layout" svg:width="0.3cm" svg:height="0.3cm" svg:x="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8" draw:layer="layout" svg:width="2.6cm" svg:height="0.962cm" svg:x="3.1cm" svg:y="9.6cm">
          <draw:text-box>
            <text:p>c-axis</text:p>
          </draw:text-box>
        </draw:frame>
        <draw:custom-shape draw:style-name="gr29" draw:text-style-name="P16" draw:layer="layout" svg:width="0.3cm" svg:height="0.3cm" svg:x="16.4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7" draw:layer="layout" svg:x1="14.2cm" svg:y1="12.9cm" svg:x2="15.4cm" svg:y2="12.2cm">
          <text:p/>
        </draw:line>
      </draw:page>
      <draw:page draw:name="page5" draw:style-name="dp1" draw:master-page-name="預設">
        <draw:custom-shape draw:style-name="gr32" draw:text-style-name="P1" draw:layer="layout" svg:width="18.946cm" svg:height="2.5cm" draw:transform="skewX (7.86151006101368E-017) rotate (0.448026018986944) translate (3.772cm 10.7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0" draw:layer="layout" svg:x1="2.7cm" svg:y1="12.7cm" svg:x2="25.6cm" svg:y2="1.6cm">
          <text:p/>
        </draw:line>
        <draw:line draw:style-name="gr33" draw:text-style-name="P10" draw:layer="layout" svg:x1="12.8cm" svg:y1="13.6cm" svg:x2="12.8cm" svg:y2="1.4cm">
          <text:p/>
        </draw:line>
        <draw:path draw:style-name="gr34" draw:text-style-name="P10" draw:layer="layout" svg:width="1.104cm" svg:height="1.648cm" draw:transform="rotate (0.266337243854335) translate (12.9cm 5.8cm)" svg:viewBox="0 0 1105 1649" svg:d="M0 0c1140 0 1105 1649 1105 1649">
          <text:p/>
        </draw:path>
        <draw:frame draw:style-name="gr35" draw:text-style-name="P18" draw:layer="layout" svg:width="1.1cm" svg:height="1.517cm" svg:x="13.5cm" svg:y="4.4cm">
          <draw:text-box>
            <text:p><text:span text:style-name="T9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6T05:15:54.132990723</dc:date>
    <meta:editing-duration>PT8H36M50S</meta:editing-duration>
    <meta:editing-cycles>61</meta:editing-cycles>
    <meta:generator>LibreOffice/4.4.0.3$Linux_X86_64 LibreOffice_project/de093506bcdc5fafd9023ee680b8c60e3e0645d7</meta:generator>
    <meta:document-statistic meta:object-count="59"/>
  </office:meta>
</office:document-meta>
</file>